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loadingPuzzleTest.shouldUseArgumentTypeWhenOverloadingPuzzleDet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verloadingPuzzleTest.say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loadingPuzzleTest.setMockWithDowncast( Super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